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7ada" officeooo:paragraph-rsid="00167ad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REPORT ON <text:s/></text:p>
      <text:p text:style-name="P1"/>
      <text:p text:style-name="P1"/>
      <text:p text:style-name="P1"/>
      <text:p text:style-name="P1">ROLE OF HYDRODYNAMIC STABILITY <text:s/>IN PRIMARY ATOMIZ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SRIKUMAR WARRIER</text:p>
      <text:p text:style-name="P1"/>
      <text:p text:style-name="P1">INTERDISCIPLINARY CENTRE FOR ENERGY RESEARCH (I.C.E.R)</text:p>
      <text:p text:style-name="P1"/>
      <text:p text:style-name="P1">INDIAN INSTITUTE OF SCIENCE , BANGALORE</text:p>
      <text:p text:style-name="P1"/>
      <text:p text:style-name="P1"/>
      <text:p text:style-name="P1"/>
      <text:p text:style-name="P1"/>
      <text:p text:style-name="P1"><text:span text:style-name="T1">ADVISORS</text:span>:</text:p>
      <text:p text:style-name="P1"/>
      <text:p text:style-name="P1">Dr. GAURAV TOMAR <text:s text:c="13"/>(DEPARTMENT OF MECHANICAL ENGINEERING)</text:p>
      <text:p text:style-name="P1">Dr. SANTOSH HEMCHANDRA <text:s/>(DEPARTMENT OF AEROSPACE ENGINEERING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22:04:55.918362804</meta:creation-date>
    <dc:date>2016-08-07T22:11:27.492274135</dc:date>
    <meta:editing-duration>P0D</meta:editing-duration>
    <meta:editing-cycles>1</meta:editing-cycles>
    <meta:document-statistic meta:table-count="0" meta:image-count="0" meta:object-count="0" meta:page-count="1" meta:paragraph-count="8" meta:word-count="39" meta:character-count="315" meta:non-whitespace-character-count="267"/>
    <meta:generator>LibreOffice/4.2.7.2$Linux_X86_64 LibreOffice_project/420m0$Build-2</meta:generator>
  </office:meta>
</office:document-meta>
</file>